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92cm" fo:margin-left="1.247cm" table:align="left"/>
    </style:style>
    <style:style style:name="Table1.A" style:family="table-column">
      <style:table-column-properties style:column-width="6.237cm"/>
    </style:style>
    <style:style style:name="Table1.B" style:family="table-column">
      <style:table-column-properties style:column-width="6.683cm"/>
    </style:style>
    <style:style style:name="Table1.A1" style:family="table-cell">
      <style:table-cell-properties style:vertical-align="middle" fo:background-color="#77cc88" fo:padding="0.106cm" fo:border-left="0.6pt solid #808080" fo:border-right="none" fo:border-top="0.6pt solid #808080" fo:border-bottom="0.05pt solid #808080">
        <style:background-image/>
      </style:table-cell-properties>
    </style:style>
    <style:style style:name="Table1.B1" style:family="table-cell">
      <style:table-cell-properties style:vertical-align="middle" fo:background-color="#88bcee" fo:padding="0.106cm" fo:border-left="0.05pt solid #808080" fo:border-right="0.6pt solid #808080" fo:border-top="0.6pt solid #808080" fo:border-bottom="0.05pt solid #808080">
        <style:background-image/>
      </style:table-cell-properties>
    </style:style>
    <style:style style:name="Table1.A2" style:family="table-cell">
      <style:table-cell-properties style:vertical-align="middle" fo:background-color="#ccbcee" fo:padding="0.106cm" fo:border-left="0.6pt solid #808080" fo:border-right="none" fo:border-top="none" fo:border-bottom="0.6pt solid #808080">
        <style:background-image/>
      </style:table-cell-properties>
    </style:style>
    <style:style style:name="Table1.B2" style:family="table-cell">
      <style:table-cell-properties style:vertical-align="middle" fo:background-color="#cc6666" fo:padding="0.106cm" fo:border-left="0.05pt solid #808080" fo:border-right="0.6pt solid #808080" fo:border-top="none" fo:border-bottom="0.6pt solid #808080">
        <style:background-image/>
      </style:table-cell-properties>
    </style:style>
    <style:style style:name="Table2" style:family="table">
      <style:table-properties style:width="17cm" table:align="left"/>
    </style:style>
    <style:style style:name="Table2.A" style:family="table-column">
      <style:table-column-properties style:column-width="12.598cm"/>
    </style:style>
    <style:style style:name="Table2.B" style:family="table-column">
      <style:table-column-properties style:column-width="4.403cm"/>
    </style:style>
    <style:style style:name="Table3" style:family="table">
      <style:table-properties style:width="17.145cm" fo:margin-left="1.247cm" table:align="left" fo:background-color="#eeeeee">
        <style:background-image/>
      </style:table-properties>
    </style:style>
    <style:style style:name="Table3.A" style:family="table-column">
      <style:table-column-properties style:column-width="5.856cm"/>
    </style:style>
    <style:style style:name="Table3.B" style:family="table-column">
      <style:table-column-properties style:column-width="6.66cm"/>
    </style:style>
    <style:style style:name="Table3.C" style:family="table-column">
      <style:table-column-properties style:column-width="4.628cm"/>
    </style:style>
    <style:style style:name="Table3.A1" style:family="table-cell">
      <style:table-cell-properties fo:padding="0.106cm" fo:border="none"/>
    </style:style>
    <style:style style:name="Table4" style:family="table">
      <style:table-properties style:width="17cm" table:align="left"/>
    </style:style>
    <style:style style:name="Table4.A" style:family="table-column">
      <style:table-column-properties style:column-width="7.288cm"/>
    </style:style>
    <style:style style:name="Table4.B" style:family="table-column">
      <style:table-column-properties style:column-width="9.712cm"/>
    </style:style>
    <style:style style:name="Table5" style:family="table">
      <style:table-properties style:width="20.638cm" fo:margin-left="1.247cm" table:align="left" fo:background-color="#eeeeee">
        <style:background-image/>
      </style:table-properties>
    </style:style>
    <style:style style:name="Table5.A" style:family="table-column">
      <style:table-column-properties style:column-width="6.683cm"/>
    </style:style>
    <style:style style:name="Table5.B" style:family="table-column">
      <style:table-column-properties style:column-width="4.098cm"/>
    </style:style>
    <style:style style:name="Table5.C" style:family="table-column">
      <style:table-column-properties style:column-width="9.857cm"/>
    </style:style>
    <style:style style:name="Table5.A1" style:family="table-cell">
      <style:table-cell-properties fo:padding="0.106cm" fo:border="none"/>
    </style:style>
    <style:style style:name="Table6" style:family="table">
      <style:table-properties style:width="20.638cm" fo:margin-left="1.247cm" table:align="left" fo:background-color="#eeeeee">
        <style:background-image/>
      </style:table-properties>
    </style:style>
    <style:style style:name="Table6.A" style:family="table-column">
      <style:table-column-properties style:column-width="3.508cm"/>
    </style:style>
    <style:style style:name="Table6.B" style:family="table-column">
      <style:table-column-properties style:column-width="6.302cm"/>
    </style:style>
    <style:style style:name="Table6.C" style:family="table-column">
      <style:table-column-properties style:column-width="6.641cm"/>
    </style:style>
    <style:style style:name="Table6.D" style:family="table-column">
      <style:table-column-properties style:column-width="4.186cm"/>
    </style:style>
    <style:style style:name="Table6.A1" style:family="table-cell">
      <style:table-cell-properties fo:padding="0.106cm" fo:border="none"/>
    </style:style>
    <style:style style:name="Table7" style:family="table">
      <style:table-properties style:width="17cm" table:align="left"/>
    </style:style>
    <style:style style:name="Table7.A" style:family="table-column">
      <style:table-column-properties style:column-width="7.292cm"/>
    </style:style>
    <style:style style:name="Table7.B" style:family="table-column">
      <style:table-column-properties style:column-width="9.708cm"/>
    </style:style>
    <style:style style:name="Table8" style:family="table">
      <style:table-properties style:width="17cm" table:align="left"/>
    </style:style>
    <style:style style:name="Table8.A" style:family="table-column">
      <style:table-column-properties style:column-width="7.29cm"/>
    </style:style>
    <style:style style:name="Table8.B" style:family="table-column">
      <style:table-column-properties style:column-width="9.71cm"/>
    </style:style>
    <style:style style:name="Table9" style:family="table">
      <style:table-properties style:width="20.108cm" fo:margin-left="1.247cm" table:align="left" fo:background-color="#eeeeee">
        <style:background-image/>
      </style:table-properties>
    </style:style>
    <style:style style:name="Table9.A" style:family="table-column">
      <style:table-column-properties style:column-width="6.689cm"/>
    </style:style>
    <style:style style:name="Table9.B" style:family="table-column">
      <style:table-column-properties style:column-width="6.71cm"/>
    </style:style>
    <style:style style:name="Table9.A1" style:family="table-cell">
      <style:table-cell-properties fo:padding="0.106cm" fo:border="none"/>
    </style:style>
    <style:style style:name="Table10" style:family="table">
      <style:table-properties style:width="20.108cm" fo:margin-left="1.247cm" table:align="left" fo:background-color="#eeeeee">
        <style:background-image/>
      </style:table-properties>
    </style:style>
    <style:style style:name="Table10.A" style:family="table-column">
      <style:table-column-properties style:column-width="10.017cm"/>
    </style:style>
    <style:style style:name="Table10.B" style:family="table-column">
      <style:table-column-properties style:column-width="10.091cm"/>
    </style:style>
    <style:style style:name="Table10.A1" style:family="table-cell">
      <style:table-cell-properties fo:padding="0.106cm" fo:border="none"/>
    </style:style>
    <style:style style:name="P1" style:family="paragraph" style:parent-style-name="Standard">
      <style:text-properties officeooo:rsid="0016e67b" officeooo:paragraph-rsid="0016e67b"/>
    </style:style>
    <style:style style:name="P2" style:family="paragraph" style:parent-style-name="Standard">
      <style:text-properties officeooo:rsid="0016e67b" officeooo:paragraph-rsid="001aa047"/>
    </style:style>
    <style:style style:name="P3" style:family="paragraph" style:parent-style-name="Standard">
      <style:text-properties officeooo:rsid="001aa047" officeooo:paragraph-rsid="001aa047"/>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top="0cm" fo:margin-bottom="0.499cm" style:contextual-spacing="false"/>
    </style:style>
    <style:style style:name="P6" style:family="paragraph" style:parent-style-name="Heading_20_4">
      <style:paragraph-properties fo:text-align="center" style:justify-single-word="false"/>
      <style:text-properties fo:color="#0000ff"/>
    </style:style>
    <style:style style:name="P7" style:family="paragraph" style:parent-style-name="Heading_20_4">
      <style:paragraph-properties fo:text-align="center" style:justify-single-word="fals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2">
      <style:paragraph-properties fo:margin-top="0cm" fo:margin-bottom="0.499cm" style:contextual-spacing="false"/>
    </style:style>
    <style:style style:name="P13" style:family="paragraph" style:parent-style-name="Table_20_Contents" style:list-style-name="L3">
      <style:paragraph-properties fo:margin-top="0cm" fo:margin-bottom="0.499cm" style:contextual-spacing="false"/>
    </style:style>
    <style:style style:name="P14" style:family="paragraph" style:parent-style-name="Table_20_Contents" style:list-style-name="L4">
      <style:paragraph-properties fo:margin-top="0cm" fo:margin-bottom="0.499cm" style:contextual-spacing="false"/>
    </style:style>
    <style:style style:name="P15" style:family="paragraph" style:parent-style-name="Table_20_Contents" style:list-style-name="L5">
      <style:paragraph-properties fo:margin-top="0cm" fo:margin-bottom="0.499cm" style:contextual-spacing="false"/>
    </style:style>
    <style:style style:name="P16" style:family="paragraph" style:parent-style-name="Heading_20_2">
      <style:text-properties fo:font-style="normal" officeooo:rsid="001ed2fb" officeooo:paragraph-rsid="001ede69" style:font-style-asian="normal" style:font-style-complex="normal"/>
    </style:style>
    <style:style style:name="P17" style:family="paragraph" style:parent-style-name="Text_20_body">
      <style:text-properties fo:font-style="normal" officeooo:rsid="001ed2fb" officeooo:paragraph-rsid="001ed2fb" style:font-style-asian="normal" style:font-style-complex="normal"/>
    </style:style>
    <style:style style:name="P18" style:family="paragraph" style:parent-style-name="Text_20_body" style:list-style-name="L1"/>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1">
      <style:paragraph-properties fo:margin-top="0cm" fo:margin-bottom="0cm" style:contextual-spacing="false"/>
    </style:style>
    <style:style style:name="P22" style:family="paragraph" style:parent-style-name="Standard">
      <style:text-properties fo:font-style="italic" officeooo:rsid="001ed2fb" officeooo:paragraph-rsid="001ed2fb" style:font-style-asian="italic" style:font-style-complex="italic"/>
    </style:style>
    <style:style style:name="P23" style:family="paragraph" style:parent-style-name="Standard">
      <style:text-properties fo:font-style="normal" officeooo:rsid="001ed2fb" officeooo:paragraph-rsid="001ede69" style:font-style-asian="normal" style:font-style-complex="normal"/>
    </style:style>
    <style:style style:name="T1" style:family="text">
      <style:text-properties officeooo:rsid="001aa047"/>
    </style:style>
    <style:style style:name="T2" style:family="text">
      <style:text-properties officeooo:rsid="001b78e5"/>
    </style:style>
    <style:style style:name="T3" style:family="text">
      <style:text-properties officeooo:rsid="001d048d"/>
    </style:style>
    <style:style style:name="T4" style:family="text">
      <style:text-properties fo:font-style="italic" fo:font-weight="bold"/>
    </style:style>
    <style:style style:name="T5" style:family="text">
      <style:text-properties fo:font-weight="bold"/>
    </style:style>
    <style:style style:name="T6" style:family="text">
      <style:text-properties officeooo:rsid="001ede69"/>
    </style:style>
    <style:style style:name="fr1" style:family="graphic" style:parent-style-name="Graphics">
      <style:graphic-properties fo:margin-left="0.064cm" fo:margin-right="0.064cm" fo:margin-top="0cm" fo:margin-bottom="0cm" style:vertical-pos="top" style:vertical-rel="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12cm" fo:margin-right="0.212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12cm" fo:margin-right="0.212cm" fo:margin-top="0.212cm" fo:margin-bottom="0.212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 of Parallel Processing</text:p>
      <text:p text:style-name="P1"/>
      <text:p text:style-name="P3">SIMD</text:p>
      <text:p text:style-name="P3"/>
      <text:p text:style-name="P2"><text:span text:style-name="T1">single instruction multiple data, </text:span><text:span text:style-name="T2">this were multiple processing elements are used to perform the same operation on multiple data </text:span><text:span text:style-name="T3">simultaneously.</text:span><text:span text:style-name="T2"> </text:span></text:p>
      <text:p text:style-name="P3"/>
      <text:p text:style-name="P22">Copy-pasted</text:p>
      <text:p text:style-name="P17">There are different ways to classify parallel computers. For example: </text:p>
      <text:list xml:id="list43152335" text:style-name="L1">
        <text:list-item>
          <text:list>
            <text:list-item>
              <text:p text:style-name="P21"><text:a xlink:type="simple" xlink:href="http://www.gigaflop.demon.co.uk/comp/chapt7.htm/" office:target-frame-name="_blank" xlink:show="new">http://www.gigaflop.demon.co.uk/comp/chapt7.htm/</text:a> </text:p>
            </text:list-item>
            <text:list-item>
              <text:p text:style-name="P18"><text:a xlink:type="simple" xlink:href="http://vedyadhara.ignou.ac.in/wiki/images/8/8e/B1U2mcse-011.pdf" office:target-frame-name="_blank" xlink:show="new">http://vedyadhara.ignou.ac.in/wiki/images/8/8e/B1U2mcse-011.pdf</text:a> </text:p>
            </text:list-item>
          </text:list>
        </text:list-item>
        <text:list-item>
          <text:p text:style-name="P18">One of the more widely used classifications, in use since 1966, is called Flynn's Taxonomy. </text:p>
        </text:list-item>
        <text:list-item>
          <text:p text:style-name="P18">Flynn's taxonomy distinguishes multi-processor computer architectures according to how they can be classified along the two independent dimensions of <text:span text:style-name="T4">Instruction</text:span> and <text:span text:style-name="T4">Data</text:span>. Each of these dimensions can have only one of two possible states: <text:span text:style-name="T4">Single</text:span> or <text:span text:style-name="T4">Multiple</text:span>. </text:p>
        </text:list-item>
        <text:list-item>
          <text:p text:style-name="P18">The matrix below defines the 4 possible classifications according to Flynn: </text:p>
        </text:list-item>
      </text:list>
      <table:table table:name="Table1" table:style-name="Table1">
        <table:table-column table:style-name="Table1.A"/>
        <table:table-column table:style-name="Table1.B"/>
        <table:table-row>
          <table:table-cell table:style-name="Table1.A1" office:value-type="string">
            <text:h text:style-name="P6" text:outline-level="4">S I S D </text:h>
            <text:h text:style-name="P7" text:outline-level="4">Single Instruction, Single Data</text:h>
          </table:table-cell>
          <table:table-cell table:style-name="Table1.B1" office:value-type="string">
            <text:h text:style-name="P6" text:outline-level="4">S I M D </text:h>
            <text:h text:style-name="P7" text:outline-level="4">Single Instruction, Multiple Data</text:h>
          </table:table-cell>
        </table:table-row>
        <table:table-row>
          <table:table-cell table:style-name="Table1.A2" office:value-type="string">
            <text:h text:style-name="P6" text:outline-level="4">M I S D </text:h>
            <text:h text:style-name="P7" text:outline-level="4">Multiple Instruction, Single Data</text:h>
          </table:table-cell>
          <table:table-cell table:style-name="Table1.B2" office:value-type="string">
            <text:h text:style-name="P6" text:outline-level="4">M I M D </text:h>
            <text:h text:style-name="P7" text:outline-level="4">Multiple Instruction, Multiple Data</text:h>
          </table:table-cell>
        </table:table-row>
      </table:table>
      <table:table table:name="Table2" table:style-name="Table2">
        <table:table-column table:style-name="Table2.A"/>
        <table:table-column table:style-name="Table2.B"/>
        <table:table-row>
          <table:table-cell office:value-type="string">
            <text:p text:style-name="P5"><draw:frame draw:style-name="fr1" draw:name="graphics1" text:anchor-type="as-char" svg:width="1.997cm" svg:height="0.998cm" draw:z-index="0"><draw:image xlink:href="https://computing.llnl.gov/tutorials/images/arrowBullet.gif" xlink:type="simple" xlink:show="embed" xlink:actuate="onLoad"/></draw:frame> Single Instruction, Single Data (SISD): </text:p>
            <text:list xml:id="list43176471" text:style-name="L2">
              <text:list-item>
                <text:p text:style-name="P8">A serial (non-parallel) computer </text:p>
              </text:list-item>
              <text:list-item>
                <text:p text:style-name="P8"><text:span text:style-name="T5">Single Instruction:</text:span> Only one instruction stream is being acted on by the CPU during any one clock cycle </text:p>
              </text:list-item>
              <text:list-item>
                <text:p text:style-name="P8"><text:span text:style-name="T5">Single Data:</text:span> Only one data stream is being used as input during any one clock cycle </text:p>
              </text:list-item>
              <text:list-item>
                <text:p text:style-name="P8">Deterministic execution </text:p>
              </text:list-item>
              <text:list-item>
                <text:p text:style-name="P8">This is the oldest and even today, the most common type of computer </text:p>
              </text:list-item>
              <text:list-item>
                <text:p text:style-name="P12">Examples: older generation mainframes, minicomputers and workstations; most modern day PCs. </text:p>
              </text:list-item>
            </text:list>
          </table:table-cell>
          <table:table-cell office:value-type="string">
            <text:p text:style-name="Table_20_Contents"><draw:frame draw:style-name="fr2" draw:name="graphics2" text:anchor-type="as-char" svg:width="3.979cm" svg:height="4.741cm" draw:z-index="1"><draw:image xlink:href="https://computing.llnl.gov/tutorials/parallel_comp/images/sisd.gif" xlink:type="simple" xlink:show="embed" xlink:actuate="onLoad"/></draw:frame></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4"><draw:frame draw:style-name="fr3" draw:name="graphics3" text:anchor-type="as-char" svg:width="5.546cm" svg:height="4.233cm" draw:z-index="2"><draw:image xlink:href="https://computing.llnl.gov/tutorials/parallel_comp/images/univac1.LLNL.200pix.jpg" xlink:type="simple" xlink:show="embed" xlink:actuate="onLoad"/></draw:frame> <text:soft-page-break/><text:line-break/><text:span text:style-name="T5">UNIVAC1</text:span></text:p>
          </table:table-cell>
          <table:table-cell table:style-name="Table3.A1" office:value-type="string">
            <text:p text:style-name="P4"><draw:frame draw:style-name="fr3" draw:name="graphics4" text:anchor-type="as-char" svg:width="6.35cm" svg:height="4.233cm" draw:z-index="3"><draw:image xlink:href="https://computing.llnl.gov/tutorials/parallel_comp/images/ibm.360.200pix.jpg" xlink:type="simple" xlink:show="embed" xlink:actuate="onLoad"/></draw:frame> <text:soft-page-break/><text:line-break/><text:span text:style-name="T5">IBM 360</text:span></text:p>
          </table:table-cell>
          <table:table-cell table:style-name="Table3.A1" office:value-type="string">
            <text:p text:style-name="P4"><draw:frame draw:style-name="fr3" draw:name="graphics5" text:anchor-type="as-char" svg:width="4.233cm" svg:height="4.233cm" draw:z-index="4"><draw:image xlink:href="https://computing.llnl.gov/tutorials/parallel_comp/images/cray1.LLNL.200pix.jpg" xlink:type="simple" xlink:show="embed" xlink:actuate="onLoad"/></draw:frame> <text:line-break/><text:soft-page-break/><text:span text:style-name="T5">CRAY1</text:span></text:p>
          </table:table-cell>
        </table:table-row>
        <table:table-row>
          <table:table-cell table:style-name="Table3.A1" office:value-type="string">
            <text:p text:style-name="P4"><draw:frame draw:style-name="fr3" draw:name="graphics6" text:anchor-type="as-char" svg:width="5.546cm" svg:height="4.233cm" draw:z-index="5"><draw:image xlink:href="https://computing.llnl.gov/tutorials/parallel_comp/images/cdc7600.LLNL.200pix.jpg" xlink:type="simple" xlink:show="embed" xlink:actuate="onLoad"/></draw:frame> <text:line-break/><text:span text:style-name="T5">CDC 7600</text:span></text:p>
          </table:table-cell>
          <table:table-cell table:style-name="Table3.A1" office:value-type="string">
            <text:p text:style-name="P4"><draw:frame draw:style-name="fr3" draw:name="graphics7" text:anchor-type="as-char" svg:width="6.308cm" svg:height="4.233cm" draw:z-index="6"><draw:image xlink:href="https://computing.llnl.gov/tutorials/parallel_comp/images/pdp1.LLNL.200pix.jpg" xlink:type="simple" xlink:show="embed" xlink:actuate="onLoad"/></draw:frame> <text:line-break/><text:span text:style-name="T5">PDP1</text:span></text:p>
          </table:table-cell>
          <table:table-cell table:style-name="Table3.A1" office:value-type="string">
            <text:p text:style-name="P4"><draw:frame draw:style-name="fr3" draw:name="graphics8" text:anchor-type="as-char" svg:width="4.255cm" svg:height="4.233cm" draw:z-index="7"><draw:image xlink:href="https://computing.llnl.gov/tutorials/parallel_comp/images/dellLaptop.200pix.jpg" xlink:type="simple" xlink:show="embed" xlink:actuate="onLoad"/></draw:frame> <text:line-break/><text:span text:style-name="T5">Dell Laptop</text:span></text:p>
          </table:table-cell>
        </table:table-row>
      </table:table>
      <table:table table:name="Table4" table:style-name="Table4">
        <table:table-column table:style-name="Table4.A"/>
        <table:table-column table:style-name="Table4.B"/>
        <table:table-row>
          <table:table-cell office:value-type="string">
            <text:p text:style-name="P5"><draw:frame draw:style-name="fr1" draw:name="graphics9" text:anchor-type="as-char" svg:width="1.997cm" svg:height="0.998cm" draw:z-index="8"><draw:image xlink:href="https://computing.llnl.gov/tutorials/images/arrowBullet.gif" xlink:type="simple" xlink:show="embed" xlink:actuate="onLoad"/></draw:frame> Single Instruction, Multiple Data (SIMD): </text:p>
            <text:list xml:id="list43154577" text:style-name="L3">
              <text:list-item>
                <text:p text:style-name="P9">A type of parallel computer </text:p>
              </text:list-item>
              <text:list-item>
                <text:p text:style-name="P9"><text:span text:style-name="T5">Single Instruction:</text:span> All processing units execute the same instruction at any given clock cycle </text:p>
              </text:list-item>
              <text:list-item>
                <text:p text:style-name="P9"><text:span text:style-name="T5">Multiple Data:</text:span> Each processing unit can operate on a different data element </text:p>
              </text:list-item>
              <text:list-item>
                <text:p text:style-name="P9">Best suited for specialized problems characterized by a high degree of regularity, such as graphics/image processing. </text:p>
              </text:list-item>
              <text:list-item>
                <text:p text:style-name="P9">Synchronous (lockstep) and deterministic execution </text:p>
              </text:list-item>
              <text:list-item>
                <text:p text:style-name="P9">Two varieties: Processor Arrays and Vector Pipelines </text:p>
              </text:list-item>
              <text:list-item>
                <text:p text:style-name="P9">Examples: </text:p>
                <text:list>
                  <text:list-item>
                    <text:p text:style-name="P9">Processor Arrays: Connection Machine CM-2, MasPar MP-1 &amp; MP-2, ILLIAC IV </text:p>
                  </text:list-item>
                  <text:list-item>
                    <text:p text:style-name="P9">Vector Pipelines: IBM 9000, Cray X-MP, Y-MP &amp; C90, Fujitsu VP, NEC SX-2, Hitachi S820, ETA10 </text:p>
                  </text:list-item>
                </text:list>
              </text:list-item>
              <text:list-item>
                <text:p text:style-name="P13">Most modern computers, particularly those with graphics processor units (GPUs) employ SIMD instructions and execution units. </text:p>
              </text:list-item>
            </text:list>
          </table:table-cell>
          <table:table-cell office:value-type="string">
            <text:p text:style-name="Table_20_Contents"><text:line-break/><text:line-break/><draw:frame draw:style-name="fr2" draw:name="graphics10" text:anchor-type="as-char" svg:width="9.271cm" svg:height="5.186cm" draw:z-index="9"><draw:image xlink:href="https://computing.llnl.gov/tutorials/parallel_comp/images/simd.gif" xlink:type="simple" xlink:show="embed" xlink:actuate="onLoad"/></draw:frame> </text:p>
          </table:table-cell>
        </table:table-row>
      </table:table>
      <table:table table:name="Table5" table:style-name="Table5">
        <table:table-column table:style-name="Table5.A"/>
        <table:table-column table:style-name="Table5.B"/>
        <table:table-column table:style-name="Table5.C"/>
        <text:soft-page-break/>
        <table:table-row>
          <table:table-cell table:style-name="Table5.A1" office:value-type="string">
            <text:p text:style-name="P4"><draw:frame draw:style-name="fr3" draw:name="graphics11" text:anchor-type="as-char" svg:width="6.202cm" svg:height="4.233cm" draw:z-index="10"><draw:image xlink:href="https://computing.llnl.gov/tutorials/parallel_comp/images/illiacIV.200pix.jpg" xlink:type="simple" xlink:show="embed" xlink:actuate="onLoad"/></draw:frame> <text:line-break/><text:span text:style-name="T5">ILLIAC IV</text:span></text:p>
          </table:table-cell>
          <table:table-cell table:style-name="Table5.A1" office:value-type="string">
            <text:p text:style-name="P4"><draw:frame draw:style-name="fr3" draw:name="graphics12" text:anchor-type="as-char" svg:width="3.641cm" svg:height="4.233cm" draw:z-index="11"><draw:image xlink:href="https://computing.llnl.gov/tutorials/parallel_comp/images/MasPar.200pix.jpg" xlink:type="simple" xlink:show="embed" xlink:actuate="onLoad"/></draw:frame> <text:line-break/><text:span text:style-name="T5">MasPar</text:span></text:p>
          </table:table-cell>
          <table:table-cell table:style-name="Table5.A1" office:value-type="string">
            <text:p text:style-name="P4"><text:line-break/>         <draw:frame draw:style-name="fr3" draw:name="graphics13" text:anchor-type="as-char" svg:width="8.467cm" svg:height="3.112cm" draw:z-index="12"><draw:image xlink:href="https://computing.llnl.gov/tutorials/parallel_comp/images/simd2.gif" xlink:type="simple" xlink:show="embed" xlink:actuate="onLoad"/></draw:frame></text:p>
          </table:table-cell>
        </table:table-row>
      </table:table>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draw:frame draw:style-name="fr3" draw:name="graphics14" text:anchor-type="as-char" svg:width="3.175cm" svg:height="4.233cm" draw:z-index="13"><draw:image xlink:href="https://computing.llnl.gov/tutorials/parallel_comp/images/crayXMP.200pix.jpg" xlink:type="simple" xlink:show="embed" xlink:actuate="onLoad"/></draw:frame> <text:line-break/><text:span text:style-name="T5">Cray X-MP</text:span></text:p>
          </table:table-cell>
          <table:table-cell table:style-name="Table6.A1" office:value-type="string">
            <text:p text:style-name="P4"><draw:frame draw:style-name="fr3" draw:name="graphics15" text:anchor-type="as-char" svg:width="5.969cm" svg:height="4.233cm" draw:z-index="14"><draw:image xlink:href="https://computing.llnl.gov/tutorials/parallel_comp/images/crayYMP.200pix.jpg" xlink:type="simple" xlink:show="embed" xlink:actuate="onLoad"/></draw:frame> <text:line-break/><text:span text:style-name="T5">Cray Y-MP</text:span></text:p>
          </table:table-cell>
          <table:table-cell table:style-name="Table6.A1" office:value-type="string">
            <text:p text:style-name="P4"><draw:frame draw:style-name="fr3" draw:name="graphics16" text:anchor-type="as-char" svg:width="6.308cm" svg:height="4.233cm" draw:z-index="15"><draw:image xlink:href="https://computing.llnl.gov/tutorials/parallel_comp/images/cm2.200pix.jpg" xlink:type="simple" xlink:show="embed" xlink:actuate="onLoad"/></draw:frame> <text:line-break/><text:span text:style-name="T5">Thinking Machines CM-2</text:span></text:p>
          </table:table-cell>
          <table:table-cell table:style-name="Table6.A1" office:value-type="string">
            <text:p text:style-name="P4"><draw:frame draw:style-name="fr3" draw:name="graphics17" text:anchor-type="as-char" svg:width="3.789cm" svg:height="4.233cm" draw:z-index="16"><draw:image xlink:href="https://computing.llnl.gov/tutorials/parallel_comp/images/cellProcessor.200pix.jpg" xlink:type="simple" xlink:show="embed" xlink:actuate="onLoad"/></draw:frame> <text:line-break/><text:span text:style-name="T5">Cell Processor (GPU)</text:span></text:p>
          </table:table-cell>
        </table:table-row>
      </table:table>
      <table:table table:name="Table7" table:style-name="Table7">
        <table:table-column table:style-name="Table7.A"/>
        <table:table-column table:style-name="Table7.B"/>
        <table:table-row>
          <table:table-cell office:value-type="string">
            <text:p text:style-name="P5"><draw:frame draw:style-name="fr1" draw:name="graphics18" text:anchor-type="as-char" svg:width="1.997cm" svg:height="0.998cm" draw:z-index="17"><draw:image xlink:href="https://computing.llnl.gov/tutorials/images/arrowBullet.gif" xlink:type="simple" xlink:show="embed" xlink:actuate="onLoad"/></draw:frame> Multiple Instruction, Single Data (MISD): </text:p>
            <text:list xml:id="list43163365" text:style-name="L4">
              <text:list-item>
                <text:p text:style-name="P10">A type of parallel computer </text:p>
              </text:list-item>
              <text:list-item>
                <text:p text:style-name="P10"><text:span text:style-name="T5">Multiple Instruction:</text:span> Each processing unit operates on the data independently via separate instruction streams. </text:p>
              </text:list-item>
              <text:list-item>
                <text:p text:style-name="P10"><text:span text:style-name="T5">Single Data:</text:span> A single data stream is fed into multiple processing units. </text:p>
              </text:list-item>
              <text:list-item>
                <text:p text:style-name="P10">Few actual examples of this class of parallel computer have ever existed. One is the experimental Carnegie-Mellon C.mmp computer (1971). </text:p>
              </text:list-item>
              <text:list-item>
                <text:p text:style-name="P10">Some conceivable uses might be: </text:p>
                <text:list>
                  <text:list-item>
                    <text:p text:style-name="P10">multiple frequency filters operating on a single signal stream </text:p>
                  </text:list-item>
                  <text:list-item>
                    <text:p text:style-name="P14">multiple cryptography algorithms attempting to crack a single coded message. </text:p>
                  </text:list-item>
                </text:list>
              </text:list-item>
            </text:list>
          </table:table-cell>
          <table:table-cell office:value-type="string">
            <text:p text:style-name="Table_20_Contents"><text:line-break/><text:line-break/><draw:frame draw:style-name="fr2" draw:name="graphics19" text:anchor-type="as-char" svg:width="9.271cm" svg:height="4.382cm" draw:z-index="18"><draw:image xlink:href="https://computing.llnl.gov/tutorials/parallel_comp/images/misd.gif" xlink:type="simple" xlink:show="embed" xlink:actuate="onLoad"/></draw:frame> </text:p>
          </table:table-cell>
        </table:table-row>
      </table:table>
      <table:table table:name="Table8" table:style-name="Table8">
        <table:table-column table:style-name="Table8.A"/>
        <table:table-column table:style-name="Table8.B"/>
        <table:table-row>
          <table:table-cell office:value-type="string">
            <text:p text:style-name="P5"><draw:frame draw:style-name="fr1" draw:name="graphics20" text:anchor-type="as-char" svg:width="1.997cm" svg:height="0.998cm" draw:z-index="19"><draw:image xlink:href="https://computing.llnl.gov/tutorials/images/arrowBullet.gif" xlink:type="simple" xlink:show="embed" xlink:actuate="onLoad"/></draw:frame> Multiple Instruction, Multiple Data (MIMD): </text:p>
            <text:list xml:id="list43171234" text:style-name="L5">
              <text:list-item>
                <text:p text:style-name="P11">A type of parallel computer </text:p>
              </text:list-item>
              <text:list-item>
                <text:p text:style-name="P11"><text:soft-page-break/><text:span text:style-name="T5">Multiple Instruction:</text:span> Every processor may be executing a different instruction stream </text:p>
              </text:list-item>
              <text:list-item>
                <text:p text:style-name="P11"><text:span text:style-name="T5">Multiple Data:</text:span> Every processor may be working with a different data stream </text:p>
              </text:list-item>
              <text:list-item>
                <text:p text:style-name="P11">Execution can be synchronous or asynchronous, deterministic or non-deterministic </text:p>
              </text:list-item>
              <text:list-item>
                <text:p text:style-name="P11">Currently, the most common type of parallel computer - most modern supercomputers fall into this category. </text:p>
              </text:list-item>
              <text:list-item>
                <text:p text:style-name="P11">Examples: most current supercomputers, networked parallel computer clusters and "grids", multi-processor SMP computers, multi-core PCs. </text:p>
              </text:list-item>
              <text:list-item>
                <text:p text:style-name="P15">Note: many MIMD architectures also include SIMD execution sub-components </text:p>
              </text:list-item>
            </text:list>
          </table:table-cell>
          <table:table-cell office:value-type="string">
            <text:p text:style-name="Table_20_Contents"><text:line-break/><text:line-break/><text:soft-page-break/><draw:frame draw:style-name="fr2" draw:name="graphics21" text:anchor-type="as-char" svg:width="9.271cm" svg:height="5.186cm" draw:z-index="20"><draw:image xlink:href="https://computing.llnl.gov/tutorials/parallel_comp/images/mimd.gif" xlink:type="simple" xlink:show="embed" xlink:actuate="onLoad"/></draw:frame> </text:p>
          </table:table-cell>
        </table:table-row>
      </table:table>
      <table:table table:name="Table9" table:style-name="Table9">
        <table:table-column table:style-name="Table9.A"/>
        <table:table-column table:style-name="Table9.B" table:number-columns-repeated="2"/>
        <table:table-row>
          <table:table-cell table:style-name="Table9.A1" office:value-type="string">
            <text:p text:style-name="P4"><draw:frame draw:style-name="fr3" draw:name="graphics22" text:anchor-type="as-char" svg:width="6.371cm" svg:height="4.233cm" draw:z-index="21"><draw:image xlink:href="https://computing.llnl.gov/tutorials/parallel_comp/images/ibmPower5Cluster.200pix.jpg" xlink:type="simple" xlink:show="embed" xlink:actuate="onLoad"/></draw:frame> <text:line-break/><text:span text:style-name="T5">IBM POWER5</text:span></text:p>
          </table:table-cell>
          <table:table-cell table:style-name="Table9.A1" office:value-type="string">
            <text:p text:style-name="P4"><draw:frame draw:style-name="fr3" draw:name="graphics23" text:anchor-type="as-char" svg:width="6.392cm" svg:height="4.233cm" draw:z-index="22"><draw:image xlink:href="https://computing.llnl.gov/tutorials/parallel_comp/images/alphaserverCluster.200pix.jpg" xlink:type="simple" xlink:show="embed" xlink:actuate="onLoad"/></draw:frame> <text:line-break/><text:span text:style-name="T5">HP/Compaq Alphaserver</text:span></text:p>
          </table:table-cell>
          <table:table-cell table:style-name="Table9.A1" office:value-type="string">
            <text:p text:style-name="P4"><draw:frame draw:style-name="fr3" draw:name="graphics24" text:anchor-type="as-char" svg:width="6.329cm" svg:height="4.233cm" draw:z-index="23"><draw:image xlink:href="https://computing.llnl.gov/tutorials/parallel_comp/images/ia32Cluster.200pix.jpg" xlink:type="simple" xlink:show="embed" xlink:actuate="onLoad"/></draw:frame> <text:line-break/><text:span text:style-name="T5">Intel IA32</text:span></text:p>
          </table:table-cell>
        </table:table-row>
      </table:table>
      <table:table table:name="Table10" table:style-name="Table10">
        <table:table-column table:style-name="Table10.A"/>
        <table:table-column table:style-name="Table10.B"/>
        <table:table-row>
          <table:table-cell table:style-name="Table10.A1" office:value-type="string">
            <text:p text:style-name="P4"><draw:frame draw:style-name="fr3" draw:name="graphics25" text:anchor-type="as-char" svg:width="6.329cm" svg:height="4.233cm" draw:z-index="24"><draw:image xlink:href="https://computing.llnl.gov/tutorials/parallel_comp/images/opteronCluster.200pix.jpg" xlink:type="simple" xlink:show="embed" xlink:actuate="onLoad"/></draw:frame> <text:line-break/><text:span text:style-name="T5">AMD Opteron</text:span></text:p>
          </table:table-cell>
          <table:table-cell table:style-name="Table10.A1" office:value-type="string">
            <text:p text:style-name="P4"><draw:frame draw:style-name="fr3" draw:name="graphics26" text:anchor-type="as-char" svg:width="6.35cm" svg:height="4.233cm" draw:z-index="25"><draw:image xlink:href="https://computing.llnl.gov/tutorials/parallel_comp/images/crayXT3Cluster.200pix.jpg" xlink:type="simple" xlink:show="embed" xlink:actuate="onLoad"/></draw:frame> </text:p>
          </table:table-cell>
        </table:table-row>
      </table:table>
      <text:p text:style-name="P23"><text:span text:style-name="T6">#</text:span></text:p>
      <text:h text:style-name="P16" text:outline-level="2"><text:span text:style-name="T6">SPMD and MPMD</text:span></text:h>
      <text:p text:style-name="Text_20_body"><draw:frame draw:style-name="fr1" draw:name="graphics27" text:anchor-type="as-char" svg:width="1.997cm" svg:height="0.998cm" draw:z-index="26"><draw:image xlink:href="https://computing.llnl.gov/tutorials/images/arrowBullet.gif" xlink:type="simple" xlink:show="embed" xlink:actuate="onLoad"/></draw:frame> Single Program Multiple Data (SPMD): </text:p>
      <text:list xml:id="list43152751" text:style-name="L6">
        <text:list-item>
          <text:p text:style-name="P19">SPMD is actually a "high level" programming model that can be built upon any combination of the previously mentioned parallel programming models.<draw:frame draw:style-name="fr4" draw:name="graphics28" text:anchor-type="char" svg:width="8.361cm" svg:height="2.328cm" draw:z-index="27"><draw:image xlink:href="https://computing.llnl.gov/tutorials/parallel_comp/images/spmd_model.gif" xlink:type="simple" xlink:show="embed" xlink:actuate="onLoad"/><svg:title>SPMD Model</svg:title></draw:frame> </text:p>
        </text:list-item>
        <text:list-item>
          <text:p text:style-name="P19"><text:soft-page-break/>SINGLE PROGRAM: All tasks execute their copy of the same program simultaneously. This program can be threads, message passing, data parallel or hybrid. </text:p>
        </text:list-item>
        <text:list-item>
          <text:p text:style-name="P19">MULTIPLE DATA: All tasks may use different data </text:p>
        </text:list-item>
        <text:list-item>
          <text:p text:style-name="P19">SPMD programs usually have the necessary logic programmed into them to allow different tasks to branch or conditionally execute only those parts of the program they are designed to execute. That is, tasks do not necessarily have to execute the entire program - perhaps only a portion of it. </text:p>
        </text:list-item>
        <text:list-item>
          <text:p text:style-name="P19">The SPMD model, using message passing or hybrid programming, is probably the most commonly used parallel programming model for multi-node clusters. </text:p>
        </text:list-item>
      </text:list>
      <text:p text:style-name="Text_20_body"><draw:frame draw:style-name="fr1" draw:name="graphics29" text:anchor-type="as-char" svg:width="1.997cm" svg:height="0.998cm" draw:z-index="28"><draw:image xlink:href="https://computing.llnl.gov/tutorials/images/arrowBullet.gif" xlink:type="simple" xlink:show="embed" xlink:actuate="onLoad"/></draw:frame> Multiple Program Multiple Data (MPMD): </text:p>
      <text:list xml:id="list43176888" text:style-name="L7">
        <text:list-item>
          <text:p text:style-name="P20">Like SPMD, MPMD is actually a "high level" programming model that can be built upon any combination of the previously mentioned parallel programming models.<draw:frame draw:style-name="fr4" draw:name="graphics30" text:anchor-type="char" svg:width="8.361cm" svg:height="2.328cm" draw:z-index="29"><draw:image xlink:href="https://computing.llnl.gov/tutorials/parallel_comp/images/mpmd_model.gif" xlink:type="simple" xlink:show="embed" xlink:actuate="onLoad"/><svg:title>MPMD Model</svg:title></draw:frame> </text:p>
        </text:list-item>
        <text:list-item>
          <text:p text:style-name="P20">MULTIPLE PROGRAM: Tasks may execute different programs simultaneously. The programs can be threads, message passing, data parallel or hybrid. </text:p>
        </text:list-item>
        <text:list-item>
          <text:p text:style-name="P20">MULTIPLE DATA: All tasks may use different data </text:p>
        </text:list-item>
        <text:list-item>
          <text:p text:style-name="P20">MPMD applications are not as common as SPMD applications, but may be better suited for certain types of problems, particularly those that lend themselves better to functional decomposition than domain decomposition (discussed later under <text:a xlink:type="simple" xlink:href="https://computing.llnl.gov/tutorials/parallel_comp/#DesignPartitioning">Partioning</text:a>). </text:p>
        </text:list-item>
      </text:list>
      <text:p text:style-name="P2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23:38:25.61</meta:creation-date>
    <dc:date>2013-03-06T23:02:07.05</dc:date>
    <meta:editing-duration>PT6H46M47S</meta:editing-duration>
    <meta:editing-cycles>7</meta:editing-cycles>
    <meta:generator>LibreOffice/3.6$Windows_x86 LibreOffice_project/2ef5aff-a6fb0ff-166bdff-cf087ad-0f1389</meta:generator>
    <meta:document-statistic meta:table-count="10" meta:image-count="30" meta:object-count="0" meta:page-count="5" meta:paragraph-count="87" meta:word-count="769" meta:character-count="5137" meta:non-whitespace-character-count="4351"/>
  </office:meta>
</office:document-meta>
</file>